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3.23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Match ID</text:p>
          </table:table-cell>
          <table:table-cell table:style-name="Default" office:value-type="string">
            <text:p>Game</text:p>
          </table:table-cell>
          <table:table-cell office:value-type="string">
            <text:p>Match Set</text:p>
          </table:table-cell>
          <table:table-cell office:value-type="string">
            <text:p>Round</text:p>
          </table:table-cell>
          <table:table-cell office:value-type="string">
            <text:p>Day</text:p>
          </table:table-cell>
          <table:table-cell office:value-type="string">
            <text:p>Index</text:p>
          </table:table-cell>
        </table:table-row>
        <table:table-row table:style-name="ro2">
          <table:table-cell office:value-type="string">
            <text:p>Match.33941143263</text:p>
          </table:table-cell>
          <table:table-cell office:value-type="string">
            <text:p><text:a xlink:href="http://games.stanford.edu:4442/fastinspectpage?Object=BREAKTHROUGHHOLES">Breakthroughholes</text:a></text:p>
          </table:table-cell>
          <table:table-cell office:value-type="string">
            <text:p>Breakthroughholes-5-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Match.33941163024</text:p>
          </table:table-cell>
          <table:table-cell office:value-type="string">
            <text:p><text:a xlink:href="http://games.stanford.edu:4442/fastinspectpage?Object=BREAKTHROUGHHOLES">Breakthroughholes</text:a></text:p>
          </table:table-cell>
          <table:table-cell office:value-type="string">
            <text:p>Breakthroughholes-5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tch.33941163025</text:p>
          </table:table-cell>
          <table:table-cell office:value-type="string">
            <text:p><text:a xlink:href="http://games.stanford.edu:4442/fastinspectpage?Object=BREAKTHROUGHHOLES">Breakthroughholes</text:a></text:p>
          </table:table-cell>
          <table:table-cell office:value-type="string">
            <text:p>Breakthroughholes-5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tch.33941235384</text:p>
          </table:table-cell>
          <table:table-cell office:value-type="string">
            <text:p><text:a xlink:href="http://games.stanford.edu:4442/fastinspectpage?Object=BREAKTHROUGHHOLES">Breakthroughholes</text:a></text:p>
          </table:table-cell>
          <table:table-cell office:value-type="string">
            <text:p>Breakthroughholes-5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tch.33942061518</text:p>
          </table:table-cell>
          <table:table-cell office:value-type="string">
            <text:p><text:a xlink:href="http://games.stanford.edu:4442/fastinspectpage?Object=SKIRMISHFINAL1">Skirmishfinal1</text:a></text:p>
          </table:table-cell>
          <table:table-cell office:value-type="string">
            <text:p>Skirmishfinal1-5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atch.33942084669</text:p>
          </table:table-cell>
          <table:table-cell office:value-type="string">
            <text:p><text:a xlink:href="http://games.stanford.edu:4442/fastinspectpage?Object=SKIRMISHFINAL2">Skirmishfinal2</text:a></text:p>
          </table:table-cell>
          <table:table-cell office:value-type="string">
            <text:p>Skirmishfinal2-5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atch.33942127460</text:p>
          </table:table-cell>
          <table:table-cell office:value-type="string">
            <text:p><text:a xlink:href="http://games.stanford.edu:4442/fastinspectpage?Object=SKIRMISHFINAL3">Skirmishfinal3</text:a></text:p>
          </table:table-cell>
          <table:table-cell office:value-type="string">
            <text:p>Skirmishfinal3-5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.11.2007</text:date>, <text:time>14:31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11-29T14:21:21</meta:creation-date>
    <dc:date>2007-11-29T14:31:08</dc:date>
    <dc:language>de-DE</dc:language>
    <meta:editing-cycles>2</meta:editing-cycles>
    <meta:editing-duration>PT9M50S</meta:editing-duration>
    <meta:user-defined meta:name="Info 1"/>
    <meta:user-defined meta:name="Info 2"/>
    <meta:user-defined meta:name="Info 3"/>
    <meta:user-defined meta:name="Info 4"/>
    <meta:document-statistic meta:table-count="3" meta:cell-count="48"/>
  </office:meta>
</office:document-meta>
</file>